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6000000FE03B180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0.889in" svg:y="0.0472in" svg:width="2.2193in" svg:height="1.9173in" draw:z-index="0"><draw:image xlink:href="Pictures/1000020100000126000000FE03B180FD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" text:anchor-type="paragraph" svg:x="0.889in" svg:y="0.0472in" svg:width="2.2193in" svg:height="1.9173in" draw:z-index="1"><draw:image xlink:href="Pictures/1000020100000126000000FE03B180F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0.889in" svg:y="0.0472in" svg:width="2.2193in" svg:height="1.9173in" draw:z-index="2"><draw:image xlink:href="Pictures/1000020100000126000000FE03B180F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8" text:anchor-type="paragraph" svg:x="0.889in" svg:y="0.0472in" svg:width="2.2193in" svg:height="1.9173in" draw:z-index="3"><draw:image xlink:href="Pictures/1000020100000126000000FE03B180F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0" text:anchor-type="paragraph" svg:x="0.889in" svg:y="0.0472in" svg:width="2.2193in" svg:height="1.9173in" draw:z-index="9"><draw:image xlink:href="Pictures/1000020100000126000000FE03B180F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9" text:anchor-type="paragraph" svg:x="0.889in" svg:y="0.0472in" svg:width="2.2193in" svg:height="1.9173in" draw:z-index="8"><draw:image xlink:href="Pictures/1000020100000126000000FE03B180FD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889in" svg:y="0.0472in" svg:width="2.2193in" svg:height="1.9173in" draw:z-index="6"><draw:image xlink:href="Pictures/1000020100000126000000FE03B180F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7" text:anchor-type="paragraph" svg:x="0.889in" svg:y="0.0472in" svg:width="2.2193in" svg:height="1.9173in" draw:z-index="7"><draw:image xlink:href="Pictures/1000020100000126000000FE03B180F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3" text:anchor-type="paragraph" svg:x="0.889in" svg:y="0.0472in" svg:width="2.2193in" svg:height="1.9173in" draw:z-index="5"><draw:image xlink:href="Pictures/1000020100000126000000FE03B180F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4" text:anchor-type="paragraph" svg:x="0.889in" svg:y="0.0472in" svg:width="2.2193in" svg:height="1.9173in" draw:z-index="4"><draw:image xlink:href="Pictures/1000020100000126000000FE03B180FD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6-01-21T19:43:56.202000000</dc:date>
    <meta:editing-cycles>30</meta:editing-cycles>
    <dc:subject>Avery Dennison Template</dc:subject>
    <dc:title>Avery Dennison Template</dc:title>
    <meta:editing-duration>P3DT16H58M16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